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2cm"/>
    </style:style>
    <style:style style:name="co2" style:family="table-column">
      <style:table-column-properties fo:break-before="auto" style:column-width="2.819cm"/>
    </style:style>
    <style:style style:name="co3" style:family="table-column">
      <style:table-column-properties fo:break-before="auto" style:column-width="3.739cm"/>
    </style:style>
    <style:style style:name="co4" style:family="table-column">
      <style:table-column-properties fo:break-before="auto" style:column-width="6.902cm"/>
    </style:style>
    <style:style style:name="co5" style:family="table-column">
      <style:table-column-properties fo:break-before="auto" style:column-width="3.976cm"/>
    </style:style>
    <style:style style:name="co6" style:family="table-column">
      <style:table-column-properties fo:break-before="auto" style:column-width="3.71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number-columns-repeated="4" table:default-cell-style-name="Default"/>
        <table:table-column table:style-name="co4" table:number-columns-repeated="2" table:default-cell-style-name="ce1"/>
        <table:table-column table:style-name="co4" table:number-columns-repeated="2" table:default-cell-style-name="Default"/>
        <table:table-column table:style-name="co5" table:number-columns-repeated="6" table:default-cell-style-name="Default"/>
        <table:table-column table:style-name="co5" table:number-columns-repeated="2" table:default-cell-style-name="ce1"/>
        <table:table-column table:style-name="co6" table:number-columns-repeated="6" table:default-cell-style-name="ce1"/>
        <table:table-column table:style-name="co6" table:number-columns-repeated="2" table:default-cell-style-name="Default"/>
        <table:table-row table:style-name="ro1">
          <table:table-cell office:value-type="string">
            <text:p>Short</text:p>
          </table:table-cell>
          <table:table-cell office:value-type="string">
            <text:p>Long</text:p>
          </table:table-cell>
          <table:table-cell office:value-type="string">
            <text:p>2010_scaled_habitats</text:p>
          </table:table-cell>
          <table:table-cell office:value-type="string">
            <text:p>2009_scaled_habitats</text:p>
          </table:table-cell>
          <table:table-cell office:value-type="string">
            <text:p>2008_scaled_habitats</text:p>
          </table:table-cell>
          <table:table-cell office:value-type="string">
            <text:p>2007_scaled_habitats</text:p>
          </table:table-cell>
          <table:table-cell office:value-type="string">
            <text:p>2006_scaled_habitats</text:p>
          </table:table-cell>
          <table:table-cell office:value-type="string">
            <text:p>2005_scaled_habitats</text:p>
          </table:table-cell>
          <table:table-cell office:value-type="string">
            <text:p>2004_scaled_habitats</text:p>
          </table:table-cell>
          <table:table-cell office:value-type="string">
            <text:p>2003_scaled_habitats</text:p>
          </table:table-cell>
          <table:table-cell office:value-type="string">
            <text:p>2010_greenhouse_gas_in_thousand_tons</text:p>
          </table:table-cell>
          <table:table-cell office:value-type="string">
            <text:p>2009_greenhouse_gas_in_thousand_tons</text:p>
          </table:table-cell>
          <table:table-cell office:value-type="string">
            <text:p>2008_greenhouse_gas_in_thousand_tons</text:p>
          </table:table-cell>
          <table:table-cell office:value-type="string">
            <text:p>2007_greenhouse_gas_in_thousand_tons</text:p>
          </table:table-cell>
          <table:table-cell table:style-name="Default" office:value-type="string">
            <text:p>2006_greenhouse_gas_in_thousand_tons</text:p>
          </table:table-cell>
          <table:table-cell table:style-name="Default" office:value-type="string">
            <text:p>2005_greenhouse_gas_in_thousand_tons</text:p>
          </table:table-cell>
          <table:table-cell table:style-name="ce1" office:value-type="string">
            <text:p>2004_greenhouse_gas_in_thousand_tons</text:p>
          </table:table-cell>
          <table:table-cell table:style-name="ce1" office:value-type="string">
            <text:p>2003_greenhouse_gas_in_thousand_tons</text:p>
          </table:table-cell>
          <table:table-cell office:value-type="string">
            <text:p>2010_sufficiency_index</text:p>
          </table:table-cell>
          <table:table-cell office:value-type="string">
            <text:p>2009_sufficiency_index</text:p>
          </table:table-cell>
          <table:table-cell office:value-type="string">
            <text:p>2008_sufficiency_index</text:p>
          </table:table-cell>
          <table:table-cell office:value-type="string">
            <text:p>2007_sufficiency_index</text:p>
          </table:table-cell>
          <table:table-cell office:value-type="string">
            <text:p>2006_sufficiency_index</text:p>
          </table:table-cell>
          <table:table-cell office:value-type="string">
            <text:p>2005_sufficiency_index</text:p>
          </table:table-cell>
          <table:table-cell table:style-name="Default" office:value-type="string">
            <text:p>2004_sufficiency_index</text:p>
          </table:table-cell>
          <table:table-cell table:style-name="Default" office:value-type="string">
            <text:p>2003_sufficiency_index</text:p>
          </table:table-cell>
          <table:table-cell office:value-type="string">
            <text:p>2010_percent_habitat</text:p>
          </table:table-cell>
          <table:table-cell office:value-type="string">
            <text:p>2009_percent_habitat</text:p>
          </table:table-cell>
          <table:table-cell office:value-type="string">
            <text:p>2008_percent_habitat</text:p>
          </table:table-cell>
          <table:table-cell office:value-type="string">
            <text:p>2007_percent_habitat</text:p>
          </table:table-cell>
          <table:table-cell office:value-type="string">
            <text:p>2006_percent_habitat</text:p>
          </table:table-cell>
          <table:table-cell office:value-type="string">
            <text:p>2005_percent_habitat</text:p>
          </table:table-cell>
          <table:table-cell table:style-name="ce1" office:value-type="string">
            <text:p>2004_percent_habitat</text:p>
          </table:table-cell>
          <table:table-cell table:style-name="ce1" office:value-type="string">
            <text:p>2003_percent_habitat</text:p>
          </table:table-cell>
        </table:table-row>
        <table:table-row table:style-name="ro2">
          <table:table-cell office:value-type="string">
            <text:p>AT</text:p>
          </table:table-cell>
          <table:table-cell office:value-type="string">
            <text:p>Austria</text:p>
          </table:table-cell>
          <table:table-cell table:style-name="ce1" office:value-type="float" office:value="13.22">
            <text:p>13,22</text:p>
          </table:table-cell>
          <table:table-cell table:style-name="ce1" office:value-type="float" office:value="13.12">
            <text:p>13,12</text:p>
          </table:table-cell>
          <table:table-cell table:style-name="ce1" office:value-type="float" office:value="12.65">
            <text:p>12,65</text:p>
          </table:table-cell>
          <table:table-cell table:style-name="ce1" office:value-type="float" office:value="11.23">
            <text:p>11,23</text:p>
          </table:table-cell>
          <table:table-cell table:style-name="ce1" office:value-type="float" office:value="22.79">
            <text:p>22,79</text:p>
          </table:table-cell>
          <table:table-cell table:style-name="ce1" office:value-type="float" office:value="22.58">
            <text:p>22,58</text:p>
          </table:table-cell>
          <table:table-cell table:style-name="ce1" office:value-type="float" office:value="10.31">
            <text:p>10,31</text:p>
          </table:table-cell>
          <table:table-cell office:value-type="float" office:value="10.55">
            <text:p>10,55</text:p>
          </table:table-cell>
          <table:table-cell table:number-columns-repeated="2" office:value-type="string">
            <text:p>-</text:p>
          </table:table-cell>
          <table:table-cell table:style-name="ce1" office:value-type="float" office:value="86641">
            <text:p>86641</text:p>
          </table:table-cell>
          <table:table-cell table:style-name="ce1" office:value-type="float" office:value="86957">
            <text:p>86957</text:p>
          </table:table-cell>
          <table:table-cell office:value-type="float" office:value="89688">
            <text:p>89688</text:p>
          </table:table-cell>
          <table:table-cell office:value-type="float" office:value="92916">
            <text:p>92916</text:p>
          </table:table-cell>
          <table:table-cell table:style-name="ce1" office:value-type="float" office:value="90926">
            <text:p>90926</text:p>
          </table:table-cell>
          <table:table-cell table:style-name="ce1" office:value-type="float" office:value="91931">
            <text:p>91931</text:p>
          </table:table-cell>
          <table:table-cell office:value-type="float" office:value="89">
            <text:p>89</text:p>
          </table:table-cell>
          <table:table-cell office:value-type="string">
            <text:p>-</text:p>
          </table:table-cell>
          <table:table-cell office:value-type="float" office:value="89">
            <text:p>89</text:p>
          </table:table-cell>
          <table:table-cell table:number-columns-repeated="2" office:value-type="float" office:value="88">
            <text:p>88</text:p>
          </table:table-cell>
          <table:table-cell office:value-type="float" office:value="87">
            <text:p>87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2">
          <table:table-cell office:value-type="string">
            <text:p>BE</text:p>
          </table:table-cell>
          <table:table-cell office:value-type="string">
            <text:p>Belgium</text:p>
          </table:table-cell>
          <table:table-cell table:style-name="ce1" office:value-type="float" office:value="10.45">
            <text:p>10,45</text:p>
          </table:table-cell>
          <table:table-cell table:style-name="ce1" office:value-type="float" office:value="10.38">
            <text:p>10,38</text:p>
          </table:table-cell>
          <table:table-cell table:style-name="ce1" office:value-type="float" office:value="10.05">
            <text:p>10,05</text:p>
          </table:table-cell>
          <table:table-cell table:style-name="ce1" office:value-type="float" office:value="9.06">
            <text:p>9,06</text:p>
          </table:table-cell>
          <table:table-cell table:style-name="ce1" office:value-type="float" office:value="20.71">
            <text:p>20,71</text:p>
          </table:table-cell>
          <table:table-cell table:style-name="ce1" office:value-type="float" office:value="20.54">
            <text:p>20,54</text:p>
          </table:table-cell>
          <table:table-cell table:style-name="ce1" office:value-type="float" office:value="8.45">
            <text:p>8,45</text:p>
          </table:table-cell>
          <table:table-cell office:value-type="float" office:value="8.6">
            <text:p>8,6</text:p>
          </table:table-cell>
          <table:table-cell table:number-columns-repeated="2" office:value-type="string">
            <text:p>-</text:p>
          </table:table-cell>
          <table:table-cell table:style-name="ce1" office:value-type="float" office:value="133253">
            <text:p>133253</text:p>
          </table:table-cell>
          <table:table-cell table:style-name="ce1" office:value-type="float" office:value="130210">
            <text:p>130210</text:p>
          </table:table-cell>
          <table:table-cell office:value-type="float" office:value="136230">
            <text:p>136230</text:p>
          </table:table-cell>
          <table:table-cell office:value-type="float" office:value="141464">
            <text:p>141464</text:p>
          </table:table-cell>
          <table:table-cell table:style-name="ce1" office:value-type="float" office:value="145287">
            <text:p>145287</text:p>
          </table:table-cell>
          <table:table-cell table:style-name="ce1" office:value-type="float" office:value="145396">
            <text:p>145396</text:p>
          </table:table-cell>
          <table:table-cell office:value-type="float" office:value="100">
            <text:p>100</text:p>
          </table:table-cell>
          <table:table-cell office:value-type="string">
            <text:p>-</text:p>
          </table:table-cell>
          <table:table-cell table:number-columns-repeated="4" office:value-type="float" office:value="100">
            <text:p>100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2">
          <table:table-cell office:value-type="string">
            <text:p>BG</text:p>
          </table:table-cell>
          <table:table-cell office:value-type="string">
            <text:p>Bulgaria</text:p>
          </table:table-cell>
          <table:table-cell table:style-name="ce1" office:value-type="float" office:value="82.66">
            <text:p>82,66</text:p>
          </table:table-cell>
          <table:table-cell table:style-name="ce1" office:value-type="float" office:value="82.83">
            <text:p>82,83</text:p>
          </table:table-cell>
          <table:table-cell table:style-name="ce1" office:value-type="float" office:value="83.55">
            <text:p>83,55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number-columns-repeated="3" office:value-type="string">
            <text:p>-</text:p>
          </table:table-cell>
          <table:table-cell table:style-name="ce1" office:value-type="float" office:value="73468">
            <text:p>73468</text:p>
          </table:table-cell>
          <table:table-cell table:style-name="ce1" office:value-type="float" office:value="75911">
            <text:p>75911</text:p>
          </table:table-cell>
          <table:table-cell office:value-type="float" office:value="72022">
            <text:p>72022</text:p>
          </table:table-cell>
          <table:table-cell office:value-type="float" office:value="70720">
            <text:p>70720</text:p>
          </table:table-cell>
          <table:table-cell table:style-name="ce1" office:value-type="float" office:value="71147">
            <text:p>71147</text:p>
          </table:table-cell>
          <table:table-cell table:style-name="ce1" office:value-type="float" office:value="71877">
            <text:p>71877</text:p>
          </table:table-cell>
          <table:table-cell office:value-type="float" office:value="94">
            <text:p>94</text:p>
          </table:table-cell>
          <table:table-cell office:value-type="string">
            <text:p>-</text:p>
          </table:table-cell>
          <table:table-cell office:value-type="float" office:value="94">
            <text:p>94</text:p>
          </table:table-cell>
          <table:table-cell table:number-columns-repeated="3"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30">
            <text:p>30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CY</text:p>
          </table:table-cell>
          <table:table-cell office:value-type="string">
            <text:p>Cypern</text:p>
          </table:table-cell>
          <table:table-cell table:style-name="ce1" office:value-type="float" office:value="17.34">
            <text:p>17,34</text:p>
          </table:table-cell>
          <table:table-cell table:style-name="ce1" office:value-type="float" office:value="15.41">
            <text:p>15,41</text:p>
          </table:table-cell>
          <table:table-cell table:style-name="ce1" office:value-type="float" office:value="14.78">
            <text:p>14,7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.83">
            <text:p>11,83</text:p>
          </table:table-cell>
          <table:table-cell table:style-name="ce1" office:value-type="float" office:value="4.2">
            <text:p>4,2</text:p>
          </table:table-cell>
          <table:table-cell table:style-name="ce1" office:value-type="string">
            <text:p>-</text:p>
          </table:table-cell>
          <table:table-cell table:number-columns-repeated="3" office:value-type="string">
            <text:p>-</text:p>
          </table:table-cell>
          <table:table-cell table:style-name="ce1" office:value-type="float" office:value="10220">
            <text:p>10220</text:p>
          </table:table-cell>
          <table:table-cell table:style-name="ce1" office:value-type="float" office:value="9855">
            <text:p>9855</text:p>
          </table:table-cell>
          <table:table-cell office:value-type="float" office:value="9708">
            <text:p>9708</text:p>
          </table:table-cell>
          <table:table-cell office:value-type="float" office:value="9594">
            <text:p>9594</text:p>
          </table:table-cell>
          <table:table-cell table:style-name="ce1" office:value-type="float" office:value="9297">
            <text:p>9297</text:p>
          </table:table-cell>
          <table:table-cell table:style-name="ce1" office:value-type="float" office:value="9115">
            <text:p>9115</text:p>
          </table:table-cell>
          <table:table-cell office:value-type="float" office:value="40">
            <text:p>40</text:p>
          </table:table-cell>
          <table:table-cell office:value-type="string">
            <text:p>-</text:p>
          </table:table-cell>
          <table:table-cell table:number-columns-repeated="2"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5">
            <text:p>5</text:p>
          </table:table-cell>
          <table:table-cell table:number-columns-repeated="2" office:value-type="string">
            <text:p>-</text:p>
          </table:table-cell>
        </table:table-row>
        <table:table-row table:style-name="ro2">
          <table:table-cell office:value-type="string">
            <text:p>CZ</text:p>
          </table:table-cell>
          <table:table-cell office:value-type="string">
            <text:p>Czech Republic</text:p>
          </table:table-cell>
          <table:table-cell table:style-name="ce1" office:value-type="float" office:value="10.45">
            <text:p>10,45</text:p>
          </table:table-cell>
          <table:table-cell table:style-name="ce1" office:value-type="float" office:value="10.38">
            <text:p>10,38</text:p>
          </table:table-cell>
          <table:table-cell table:style-name="ce1" office:value-type="float" office:value="7.04">
            <text:p>7,04</text:p>
          </table:table-cell>
          <table:table-cell table:style-name="ce1" office:value-type="float" office:value="6.42">
            <text:p>6,42</text:p>
          </table:table-cell>
          <table:table-cell table:style-name="ce1" office:value-type="float" office:value="18.14">
            <text:p>18,14</text:p>
          </table:table-cell>
          <table:table-cell table:style-name="ce1" office:value-type="float" office:value="18.01">
            <text:p>18,01</text:p>
          </table:table-cell>
          <table:table-cell table:style-name="ce1" office:value-type="string">
            <text:p>-</text:p>
          </table:table-cell>
          <table:table-cell table:number-columns-repeated="3" office:value-type="string">
            <text:p>-</text:p>
          </table:table-cell>
          <table:table-cell table:style-name="ce1" office:value-type="float" office:value="141412">
            <text:p>141412</text:p>
          </table:table-cell>
          <table:table-cell table:style-name="ce1" office:value-type="float" office:value="147463">
            <text:p>147463</text:p>
          </table:table-cell>
          <table:table-cell office:value-type="float" office:value="146937">
            <text:p>146937</text:p>
          </table:table-cell>
          <table:table-cell office:value-type="float" office:value="145357">
            <text:p>145357</text:p>
          </table:table-cell>
          <table:table-cell table:style-name="ce1" office:value-type="float" office:value="145989">
            <text:p>145989</text:p>
          </table:table-cell>
          <table:table-cell table:style-name="ce1" office:value-type="float" office:value="144516">
            <text:p>144516</text:p>
          </table:table-cell>
          <table:table-cell office:value-type="float" office:value="60">
            <text:p>60</text:p>
          </table:table-cell>
          <table:table-cell office:value-type="string">
            <text:p>-</text:p>
          </table:table-cell>
          <table:table-cell table:number-columns-repeated="3" office:value-type="float" office:value="59">
            <text:p>59</text:p>
          </table:table-cell>
          <table:table-cell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9">
            <text:p>9</text:p>
          </table:table-cell>
          <table:table-cell table:number-columns-repeated="2" office:value-type="string">
            <text:p>-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Germany</text:p>
          </table:table-cell>
          <table:table-cell table:style-name="ce1" office:value-type="float" office:value="10.45">
            <text:p>10,45</text:p>
          </table:table-cell>
          <table:table-cell table:style-name="ce1" office:value-type="float" office:value="10.38">
            <text:p>10,38</text:p>
          </table:table-cell>
          <table:table-cell table:style-name="ce1" office:value-type="float" office:value="10.05">
            <text:p>10,05</text:p>
          </table:table-cell>
          <table:table-cell table:style-name="ce1" office:value-type="float" office:value="9.06">
            <text:p>9,06</text:p>
          </table:table-cell>
          <table:table-cell table:style-name="ce1" office:value-type="float" office:value="20.71">
            <text:p>20,71</text:p>
          </table:table-cell>
          <table:table-cell table:style-name="ce1" office:value-type="float" office:value="20.54">
            <text:p>20,54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style-name="ce1" office:value-type="float" office:value="958061">
            <text:p>958061</text:p>
          </table:table-cell>
          <table:table-cell table:style-name="ce1" office:value-type="float" office:value="957335">
            <text:p>957335</text:p>
          </table:table-cell>
          <table:table-cell office:value-type="float" office:value="983437">
            <text:p>983437</text:p>
          </table:table-cell>
          <table:table-cell office:value-type="float" office:value="977585">
            <text:p>977585</text:p>
          </table:table-cell>
          <table:table-cell table:style-name="ce1" office:value-type="float" office:value="999939">
            <text:p>999939</text:p>
          </table:table-cell>
          <table:table-cell table:style-name="ce1" office:value-type="float" office:value="1013821">
            <text:p>1013821</text:p>
          </table:table-cell>
          <table:table-cell office:value-type="float" office:value="99">
            <text:p>99</text:p>
          </table:table-cell>
          <table:table-cell office:value-type="string">
            <text:p>-</text:p>
          </table:table-cell>
          <table:table-cell table:number-columns-repeated="3" office:value-type="float" office:value="99">
            <text:p>99</text:p>
          </table:table-cell>
          <table:table-cell office:value-type="float" office:value="93">
            <text:p>93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</table:table-row>
        <table:table-row table:style-name="ro2">
          <table:table-cell office:value-type="string">
            <text:p>DK</text:p>
          </table:table-cell>
          <table:table-cell office:value-type="string">
            <text:p>Denmark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.83">
            <text:p>11,83</text:p>
          </table:table-cell>
          <table:table-cell table:style-name="ce1" office:value-type="float" office:value="11.76">
            <text:p>11,76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style-name="ce1" office:value-type="float" office:value="63845">
            <text:p>63845</text:p>
          </table:table-cell>
          <table:table-cell table:style-name="ce1" office:value-type="float" office:value="66843">
            <text:p>66843</text:p>
          </table:table-cell>
          <table:table-cell office:value-type="float" office:value="71654">
            <text:p>71654</text:p>
          </table:table-cell>
          <table:table-cell office:value-type="float" office:value="63827">
            <text:p>63827</text:p>
          </table:table-cell>
          <table:table-cell table:style-name="ce1" office:value-type="float" office:value="68005">
            <text:p>68005</text:p>
          </table:table-cell>
          <table:table-cell table:style-name="ce1" office:value-type="float" office:value="74037">
            <text:p>74037</text:p>
          </table:table-cell>
          <table:table-cell office:value-type="float" office:value="100">
            <text:p>100</text:p>
          </table:table-cell>
          <table:table-cell office:value-type="string">
            <text:p>-</text:p>
          </table:table-cell>
          <table:table-cell table:number-columns-repeated="3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style-name="Default" office:value-type="float" office:value="99">
            <text:p>99</text:p>
          </table:table-cell>
          <table:table-cell table:style-name="Default" office:value-type="float" office:value="97">
            <text:p>9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 table:number-columns-repeated="2" office:value-type="float" office:value="7">
            <text:p>7</text:p>
          </table:table-cell>
        </table:table-row>
        <table:table-row table:style-name="ro2">
          <table:table-cell office:value-type="string">
            <text:p>EE</text:p>
          </table:table-cell>
          <table:table-cell office:value-type="string">
            <text:p>Estonia</text:p>
          </table:table-cell>
          <table:table-cell table:style-name="ce1" office:value-type="float" office:value="23.62">
            <text:p>23,62</text:p>
          </table:table-cell>
          <table:table-cell table:style-name="ce1" office:value-type="float" office:value="23.52">
            <text:p>23,52</text:p>
          </table:table-cell>
          <table:table-cell table:style-name="ce1" office:value-type="float" office:value="23.14">
            <text:p>23,14</text:p>
          </table:table-cell>
          <table:table-cell table:style-name="ce1" office:value-type="float" office:value="22.48">
            <text:p>22,48</text:p>
          </table:table-cell>
          <table:table-cell table:style-name="ce1" office:value-type="float" office:value="31.24">
            <text:p>31,24</text:p>
          </table:table-cell>
          <table:table-cell table:style-name="ce1" office:value-type="float" office:value="31.11">
            <text:p>31,11</text:p>
          </table:table-cell>
          <table:table-cell table:style-name="ce1" office:value-type="string">
            <text:p>-</text:p>
          </table:table-cell>
          <table:table-cell table:number-columns-repeated="3" office:value-type="string">
            <text:p>-</text:p>
          </table:table-cell>
          <table:table-cell table:style-name="ce1" office:value-type="float" office:value="20254">
            <text:p>20254</text:p>
          </table:table-cell>
          <table:table-cell table:style-name="ce1" office:value-type="float" office:value="22055">
            <text:p>22055</text:p>
          </table:table-cell>
          <table:table-cell office:value-type="float" office:value="18911">
            <text:p>18911</text:p>
          </table:table-cell>
          <table:table-cell office:value-type="float" office:value="19412">
            <text:p>19412</text:p>
          </table:table-cell>
          <table:table-cell table:style-name="ce1" office:value-type="float" office:value="20134">
            <text:p>20134</text:p>
          </table:table-cell>
          <table:table-cell table:style-name="ce1" office:value-type="float" office:value="19819">
            <text:p>19819</text:p>
          </table:table-cell>
          <table:table-cell office:value-type="float" office:value="98">
            <text:p>98</text:p>
          </table:table-cell>
          <table:table-cell office:value-type="string">
            <text:p>-</text:p>
          </table:table-cell>
          <table:table-cell table:number-columns-repeated="3" office:value-type="float" office:value="84">
            <text:p>84</text:p>
          </table:table-cell>
          <table:table-cell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6">
            <text:p>16</text:p>
          </table:table-cell>
          <table:table-cell table:number-columns-repeated="2" office:value-type="string">
            <text:p>-</text:p>
          </table:table-cell>
        </table:table-row>
        <table:table-row table:style-name="ro2">
          <table:table-cell office:value-type="string">
            <text:p>ES</text:p>
          </table:table-cell>
          <table:table-cell office:value-type="string">
            <text:p>Spain </text:p>
          </table:table-cell>
          <table:table-cell table:style-name="ce1" office:value-type="float" office:value="50.2">
            <text:p>50,2</text:p>
          </table:table-cell>
          <table:table-cell table:style-name="ce1" office:value-type="float" office:value="50.27">
            <text:p>50,27</text:p>
          </table:table-cell>
          <table:table-cell table:style-name="ce1" office:value-type="float" office:value="45.84">
            <text:p>45,84</text:p>
          </table:table-cell>
          <table:table-cell table:style-name="ce1" office:value-type="float" office:value="46.79">
            <text:p>46,79</text:p>
          </table:table-cell>
          <table:table-cell table:style-name="ce1" office:value-type="float" office:value="58.84">
            <text:p>58,84</text:p>
          </table:table-cell>
          <table:table-cell table:style-name="ce1" office:value-type="float" office:value="58.88">
            <text:p>58,88</text:p>
          </table:table-cell>
          <table:table-cell table:style-name="ce1" office:value-type="float" office:value="47.56">
            <text:p>47,56</text:p>
          </table:table-cell>
          <table:table-cell office:value-type="float" office:value="47.35">
            <text:p>47,35</text:p>
          </table:table-cell>
          <table:table-cell table:number-columns-repeated="2" office:value-type="string">
            <text:p>-</text:p>
          </table:table-cell>
          <table:table-cell table:style-name="ce1" office:value-type="float" office:value="405740">
            <text:p>405740</text:p>
          </table:table-cell>
          <table:table-cell table:style-name="ce1" office:value-type="float" office:value="438677">
            <text:p>438677</text:p>
          </table:table-cell>
          <table:table-cell office:value-type="float" office:value="427281">
            <text:p>427281</text:p>
          </table:table-cell>
          <table:table-cell office:value-type="float" office:value="435112">
            <text:p>435112</text:p>
          </table:table-cell>
          <table:table-cell table:style-name="ce1" office:value-type="float" office:value="420447">
            <text:p>420447</text:p>
          </table:table-cell>
          <table:table-cell table:style-name="ce1" office:value-type="float" office:value="404601">
            <text:p>404601</text:p>
          </table:table-cell>
          <table:table-cell office:value-type="float" office:value="99">
            <text:p>99</text:p>
          </table:table-cell>
          <table:table-cell office:value-type="string">
            <text:p>-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4">
            <text:p>94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3">
            <text:p>23</text:p>
          </table:table-cell>
          <table:table-cell table:number-columns-repeated="2" office:value-type="float" office:value="23">
            <text:p>23</text:p>
          </table:table-cell>
        </table:table-row>
        <table:table-row table:style-name="ro2">
          <table:table-cell office:value-type="string">
            <text:p>FI</text:p>
          </table:table-cell>
          <table:table-cell office:value-type="string">
            <text:p>Finland</text:p>
          </table:table-cell>
          <table:table-cell table:style-name="ce1" office:value-type="float" office:value="17.34">
            <text:p>17,34</text:p>
          </table:table-cell>
          <table:table-cell table:style-name="ce1" office:value-type="float" office:value="17.15">
            <text:p>17,15</text:p>
          </table:table-cell>
          <table:table-cell table:style-name="ce1" office:value-type="float" office:value="15.92">
            <text:p>15,92</text:p>
          </table:table-cell>
          <table:table-cell table:style-name="ce1" office:value-type="float" office:value="13.5">
            <text:p>13,5</text:p>
          </table:table-cell>
          <table:table-cell table:style-name="ce1" office:value-type="float" office:value="24.94">
            <text:p>24,94</text:p>
          </table:table-cell>
          <table:table-cell table:style-name="ce1" office:value-type="float" office:value="24.68">
            <text:p>24,68</text:p>
          </table:table-cell>
          <table:table-cell table:style-name="ce1" office:value-type="float" office:value="12.32">
            <text:p>12,32</text:p>
          </table:table-cell>
          <table:table-cell office:value-type="float" office:value="12.58">
            <text:p>12,58</text:p>
          </table:table-cell>
          <table:table-cell table:number-columns-repeated="2" office:value-type="string">
            <text:p>-</text:p>
          </table:table-cell>
          <table:table-cell table:style-name="ce1" office:value-type="float" office:value="70139">
            <text:p>70139</text:p>
          </table:table-cell>
          <table:table-cell table:style-name="ce1" office:value-type="float" office:value="78070">
            <text:p>78070</text:p>
          </table:table-cell>
          <table:table-cell office:value-type="float" office:value="79652">
            <text:p>79652</text:p>
          </table:table-cell>
          <table:table-cell office:value-type="float" office:value="68427">
            <text:p>68427</text:p>
          </table:table-cell>
          <table:table-cell table:style-name="ce1" office:value-type="float" office:value="80214">
            <text:p>80214</text:p>
          </table:table-cell>
          <table:table-cell table:style-name="ce1" office:value-type="float" office:value="84245">
            <text:p>84245</text:p>
          </table:table-cell>
          <table:table-cell office:value-type="float" office:value="99">
            <text:p>99</text:p>
          </table:table-cell>
          <table:table-cell office:value-type="string">
            <text:p>-</text:p>
          </table:table-cell>
          <table:table-cell office:value-type="float" office:value="99">
            <text:p>99</text:p>
          </table:table-cell>
          <table:table-cell table:number-columns-repeated="3" office:value-type="float" office:value="69">
            <text:p>69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3">
            <text:p>13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2">
          <table:table-cell office:value-type="string">
            <text:p>FR</text:p>
          </table:table-cell>
          <table:table-cell office:value-type="string">
            <text:p>France</text:p>
          </table:table-cell>
          <table:table-cell table:style-name="ce1" office:value-type="float" office:value="7.29">
            <text:p>7,29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3.68">
            <text:p>3,68</text:p>
          </table:table-cell>
          <table:table-cell table:style-name="ce1" office:value-type="float" office:value="3.38">
            <text:p>3,38</text:p>
          </table:table-cell>
          <table:table-cell table:style-name="ce1" office:value-type="float" office:value="15.16">
            <text:p>15,16</text:p>
          </table:table-cell>
          <table:table-cell table:style-name="ce1" office:value-type="float" office:value="36.58">
            <text:p>36,58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style-name="ce1" office:value-type="float" office:value="527026">
            <text:p>527026</text:p>
          </table:table-cell>
          <table:table-cell table:style-name="ce1" office:value-type="float" office:value="530187">
            <text:p>530187</text:p>
          </table:table-cell>
          <table:table-cell office:value-type="float" office:value="540303">
            <text:p>540303</text:p>
          </table:table-cell>
          <table:table-cell office:value-type="float" office:value="556485">
            <text:p>556485</text:p>
          </table:table-cell>
          <table:table-cell table:style-name="ce1" office:value-type="float" office:value="552808">
            <text:p>552808</text:p>
          </table:table-cell>
          <table:table-cell table:style-name="ce1" office:value-type="float" office:value="554089">
            <text:p>554089</text:p>
          </table:table-cell>
          <table:table-cell office:value-type="float" office:value="99">
            <text:p>99</text:p>
          </table:table-cell>
          <table:table-cell office:value-type="string">
            <text:p>-</text:p>
          </table:table-cell>
          <table:table-cell table:number-columns-repeated="3" office:value-type="float" office:value="91">
            <text:p>91</text:p>
          </table:table-cell>
          <table:table-cell office:value-type="float" office:value="74">
            <text:p>74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73">
            <text:p>73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7">
            <text:p>7</text:p>
          </table:table-cell>
          <table:table-cell table:number-columns-repeated="2" office:value-type="float" office:value="7">
            <text:p>7</text:p>
          </table:table-cell>
        </table:table-row>
        <table:table-row table:style-name="ro2">
          <table:table-cell office:value-type="string">
            <text:p>GR</text:p>
          </table:table-cell>
          <table:table-cell office:value-type="string">
            <text:p>Greece</text:p>
          </table:table-cell>
          <table:table-cell table:style-name="ce1" office:value-type="float" office:value="21.22">
            <text:p>21,22</text:p>
          </table:table-cell>
          <table:table-cell table:style-name="ce1" office:value-type="float" office:value="21.08">
            <text:p>21,08</text:p>
          </table:table-cell>
          <table:table-cell table:style-name="ce1" office:value-type="float" office:value="20.56">
            <text:p>20,56</text:p>
          </table:table-cell>
          <table:table-cell table:style-name="ce1" office:value-type="float" office:value="19.52">
            <text:p>19,52</text:p>
          </table:table-cell>
          <table:table-cell table:style-name="ce1" office:value-type="float" office:value="31.24">
            <text:p>31,24</text:p>
          </table:table-cell>
          <table:table-cell table:style-name="ce1" office:value-type="float" office:value="31.11">
            <text:p>31,11</text:p>
          </table:table-cell>
          <table:table-cell table:style-name="ce1" office:value-type="float" office:value="19.21">
            <text:p>19,21</text:p>
          </table:table-cell>
          <table:table-cell office:value-type="float" office:value="19.27">
            <text:p>19,27</text:p>
          </table:table-cell>
          <table:table-cell table:number-columns-repeated="2" office:value-type="string">
            <text:p>-</text:p>
          </table:table-cell>
          <table:table-cell table:style-name="ce1" office:value-type="float" office:value="126888">
            <text:p>126888</text:p>
          </table:table-cell>
          <table:table-cell table:style-name="ce1" office:value-type="float" office:value="131876">
            <text:p>131876</text:p>
          </table:table-cell>
          <table:table-cell office:value-type="float" office:value="128693">
            <text:p>128693</text:p>
          </table:table-cell>
          <table:table-cell office:value-type="float" office:value="132828">
            <text:p>132828</text:p>
          </table:table-cell>
          <table:table-cell table:style-name="ce1" office:value-type="float" office:value="129843">
            <text:p>129843</text:p>
          </table:table-cell>
          <table:table-cell table:style-name="ce1" office:value-type="float" office:value="129556">
            <text:p>129556</text:p>
          </table:table-cell>
          <table:table-cell office:value-type="float" office:value="100">
            <text:p>100</text:p>
          </table:table-cell>
          <table:table-cell office:value-type="string">
            <text:p>-</text:p>
          </table:table-cell>
          <table:table-cell table:number-columns-repeated="4" office:value-type="float" office:value="99">
            <text:p>99</text:p>
          </table:table-cell>
          <table:table-cell table:style-name="Default" office:value-type="float" office:value="99">
            <text:p>99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6">
            <text:p>16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2">
          <table:table-cell office:value-type="string">
            <text:p>HU</text:p>
          </table:table-cell>
          <table:table-cell office:value-type="string">
            <text:p>Hungary</text:p>
          </table:table-cell>
          <table:table-cell table:style-name="ce1" office:value-type="float" office:value="19.35">
            <text:p>19,35</text:p>
          </table:table-cell>
          <table:table-cell table:style-name="ce1" office:value-type="float" office:value="19.16">
            <text:p>19,16</text:p>
          </table:table-cell>
          <table:table-cell table:style-name="ce1" office:value-type="float" office:value="18.45">
            <text:p>18,45</text:p>
          </table:table-cell>
          <table:table-cell table:style-name="ce1" office:value-type="float" office:value="16.97">
            <text:p>16,97</text:p>
          </table:table-cell>
          <table:table-cell table:style-name="ce1" office:value-type="float" office:value="28.62">
            <text:p>28,62</text:p>
          </table:table-cell>
          <table:table-cell table:style-name="ce1" office:value-type="float" office:value="28.46">
            <text:p>28,46</text:p>
          </table:table-cell>
          <table:table-cell table:style-name="ce1" office:value-type="string">
            <text:p>-</text:p>
          </table:table-cell>
          <table:table-cell table:number-columns-repeated="3" office:value-type="string">
            <text:p>-</text:p>
          </table:table-cell>
          <table:table-cell table:style-name="ce1" office:value-type="float" office:value="73139">
            <text:p>73139</text:p>
          </table:table-cell>
          <table:table-cell table:style-name="ce1" office:value-type="float" office:value="75714">
            <text:p>75714</text:p>
          </table:table-cell>
          <table:table-cell office:value-type="float" office:value="78162">
            <text:p>78162</text:p>
          </table:table-cell>
          <table:table-cell office:value-type="float" office:value="79846">
            <text:p>79846</text:p>
          </table:table-cell>
          <table:table-cell table:style-name="ce1" office:value-type="float" office:value="79094">
            <text:p>79094</text:p>
          </table:table-cell>
          <table:table-cell table:style-name="ce1" office:value-type="float" office:value="80077">
            <text:p>80077</text:p>
          </table:table-cell>
          <table:table-cell office:value-type="float" office:value="86">
            <text:p>86</text:p>
          </table:table-cell>
          <table:table-cell office:value-type="string">
            <text:p>-</text:p>
          </table:table-cell>
          <table:table-cell table:number-columns-repeated="3" office:value-type="float" office:value="86">
            <text:p>86</text:p>
          </table:table-cell>
          <table:table-cell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5">
            <text:p>15</text:p>
          </table:table-cell>
          <table:table-cell table:number-columns-repeated="2" office:value-type="string">
            <text:p>-</text:p>
          </table:table-cell>
        </table:table-row>
        <table:table-row table:style-name="ro2">
          <table:table-cell office:value-type="string">
            <text:p>IE</text:p>
          </table:table-cell>
          <table:table-cell office:value-type="string">
            <text:p>Ireland</text:p>
          </table:table-cell>
          <table:table-cell table:style-name="ce1" office:value-type="float" office:value="13.22">
            <text:p>13,22</text:p>
          </table:table-cell>
          <table:table-cell table:style-name="ce1" office:value-type="float" office:value="13.12">
            <text:p>13,12</text:p>
          </table:table-cell>
          <table:table-cell table:style-name="ce1" office:value-type="float" office:value="12.65">
            <text:p>12,65</text:p>
          </table:table-cell>
          <table:table-cell table:style-name="ce1" office:value-type="float" office:value="9.06">
            <text:p>9,06</text:p>
          </table:table-cell>
          <table:table-cell table:style-name="ce1" office:value-type="float" office:value="20.71">
            <text:p>20,71</text:p>
          </table:table-cell>
          <table:table-cell table:style-name="ce1" office:value-type="float" office:value="20.54">
            <text:p>20,54</text:p>
          </table:table-cell>
          <table:table-cell table:style-name="ce1" office:value-type="float" office:value="8.44">
            <text:p>8,44</text:p>
          </table:table-cell>
          <table:table-cell office:value-type="float" office:value="10.55">
            <text:p>10,55</text:p>
          </table:table-cell>
          <table:table-cell table:number-columns-repeated="2" office:value-type="string">
            <text:p>-</text:p>
          </table:table-cell>
          <table:table-cell table:style-name="ce1" office:value-type="float" office:value="67439">
            <text:p>67439</text:p>
          </table:table-cell>
          <table:table-cell table:style-name="ce1" office:value-type="float" office:value="67648">
            <text:p>67648</text:p>
          </table:table-cell>
          <table:table-cell office:value-type="float" office:value="68306">
            <text:p>68306</text:p>
          </table:table-cell>
          <table:table-cell office:value-type="float" office:value="68821">
            <text:p>68821</text:p>
          </table:table-cell>
          <table:table-cell table:style-name="ce1" office:value-type="float" office:value="67301">
            <text:p>67301</text:p>
          </table:table-cell>
          <table:table-cell table:style-name="ce1" office:value-type="float" office:value="67512">
            <text:p>67512</text:p>
          </table:table-cell>
          <table:table-cell office:value-type="float" office:value="94">
            <text:p>94</text:p>
          </table:table-cell>
          <table:table-cell office:value-type="string">
            <text:p>-</text:p>
          </table:table-cell>
          <table:table-cell table:number-columns-repeated="4" office:value-type="float" office:value="86">
            <text:p>86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IT</text:p>
          </table:table-cell>
          <table:table-cell office:value-type="string">
            <text:p>Italia</text:p>
          </table:table-cell>
          <table:table-cell table:style-name="ce1" office:value-type="float" office:value="18.26">
            <text:p>18,26</text:p>
          </table:table-cell>
          <table:table-cell table:style-name="ce1" office:value-type="float" office:value="17.99">
            <text:p>17,99</text:p>
          </table:table-cell>
          <table:table-cell table:style-name="ce1" office:value-type="float" office:value="16.98">
            <text:p>16,98</text:p>
          </table:table-cell>
          <table:table-cell table:style-name="ce1" office:value-type="float" office:value="14.91">
            <text:p>14,91</text:p>
          </table:table-cell>
          <table:table-cell table:style-name="ce1" office:value-type="float" office:value="26.47">
            <text:p>26,47</text:p>
          </table:table-cell>
          <table:table-cell table:style-name="ce1" office:value-type="float" office:value="26.27">
            <text:p>26,27</text:p>
          </table:table-cell>
          <table:table-cell table:style-name="ce1" office:value-type="float" office:value="14.1">
            <text:p>14,1</text:p>
          </table:table-cell>
          <table:table-cell office:value-type="float" office:value="16.55">
            <text:p>16,55</text:p>
          </table:table-cell>
          <table:table-cell table:number-columns-repeated="2" office:value-type="string">
            <text:p>-</text:p>
          </table:table-cell>
          <table:table-cell table:style-name="ce1" office:value-type="float" office:value="541485">
            <text:p>541485</text:p>
          </table:table-cell>
          <table:table-cell table:style-name="ce1" office:value-type="float" office:value="552629">
            <text:p>552629</text:p>
          </table:table-cell>
          <table:table-cell office:value-type="float" office:value="562046">
            <text:p>562046</text:p>
          </table:table-cell>
          <table:table-cell office:value-type="float" office:value="572638">
            <text:p>572638</text:p>
          </table:table-cell>
          <table:table-cell table:style-name="ce1" office:value-type="float" office:value="574116">
            <text:p>574116</text:p>
          </table:table-cell>
          <table:table-cell table:style-name="ce1" office:value-type="float" office:value="570744">
            <text:p>570744</text:p>
          </table:table-cell>
          <table:table-cell office:value-type="float" office:value="99">
            <text:p>99</text:p>
          </table:table-cell>
          <table:table-cell office:value-type="string">
            <text:p>-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table:style-name="Default" office:value-type="float" office:value="98">
            <text:p>98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string">
            <text:p>Lithuania</text:p>
          </table:table-cell>
          <table:table-cell table:style-name="ce1" office:value-type="float" office:value="18.26">
            <text:p>18,26</text:p>
          </table:table-cell>
          <table:table-cell table:style-name="ce1" office:value-type="float" office:value="17.15">
            <text:p>17,15</text:p>
          </table:table-cell>
          <table:table-cell table:style-name="ce1" office:value-type="float" office:value="10.05">
            <text:p>10,05</text:p>
          </table:table-cell>
          <table:table-cell table:style-name="ce1" office:value-type="float" office:value="9.06">
            <text:p>9,06</text:p>
          </table:table-cell>
          <table:table-cell table:style-name="ce1" office:value-type="float" office:value="20.71">
            <text:p>20,71</text:p>
          </table:table-cell>
          <table:table-cell table:style-name="ce1" office:value-type="float" office:value="20.54">
            <text:p>20,54</text:p>
          </table:table-cell>
          <table:table-cell table:style-name="ce1" office:value-type="string">
            <text:p>-</text:p>
          </table:table-cell>
          <table:table-cell table:number-columns-repeated="3" office:value-type="string">
            <text:p>-</text:p>
          </table:table-cell>
          <table:table-cell table:style-name="ce1" office:value-type="float" office:value="24327">
            <text:p>24327</text:p>
          </table:table-cell>
          <table:table-cell table:style-name="ce1" office:value-type="float" office:value="25463">
            <text:p>25463</text:p>
          </table:table-cell>
          <table:table-cell office:value-type="float" office:value="23729">
            <text:p>23729</text:p>
          </table:table-cell>
          <table:table-cell office:value-type="float" office:value="22973">
            <text:p>22973</text:p>
          </table:table-cell>
          <table:table-cell table:style-name="ce1" office:value-type="float" office:value="21985">
            <text:p>21985</text:p>
          </table:table-cell>
          <table:table-cell table:style-name="ce1" office:value-type="float" office:value="21182">
            <text:p>21182</text:p>
          </table:table-cell>
          <table:table-cell office:value-type="float" office:value="66">
            <text:p>66</text:p>
          </table:table-cell>
          <table:table-cell office:value-type="string">
            <text:p>-</text:p>
          </table:table-cell>
          <table:table-cell table:number-columns-repeated="3" office:value-type="float" office:value="61">
            <text:p>61</text:p>
          </table:table-cell>
          <table:table-cell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number-columns-repeated="2" office:value-type="string">
            <text:p>-</text:p>
          </table:table-cell>
        </table:table-row>
        <table:table-row table:style-name="ro2">
          <table:table-cell office:value-type="string">
            <text:p>LU</text:p>
          </table:table-cell>
          <table:table-cell office:value-type="string">
            <text:p>Luxembourg</text:p>
          </table:table-cell>
          <table:table-cell table:style-name="ce1" office:value-type="float" office:value="19.35">
            <text:p>19,35</text:p>
          </table:table-cell>
          <table:table-cell table:style-name="ce1" office:value-type="float" office:value="19.16">
            <text:p>19,16</text:p>
          </table:table-cell>
          <table:table-cell table:style-name="ce1" office:value-type="float" office:value="18.45">
            <text:p>18,45</text:p>
          </table:table-cell>
          <table:table-cell table:style-name="ce1" office:value-type="float" office:value="16.97">
            <text:p>16,97</text:p>
          </table:table-cell>
          <table:table-cell table:style-name="ce1" office:value-type="float" office:value="28.62">
            <text:p>28,62</text:p>
          </table:table-cell>
          <table:table-cell table:style-name="ce1" office:value-type="float" office:value="28.46">
            <text:p>28,46</text:p>
          </table:table-cell>
          <table:table-cell table:style-name="ce1" office:value-type="float" office:value="16.44">
            <text:p>16,44</text:p>
          </table:table-cell>
          <table:table-cell office:value-type="float" office:value="16.55">
            <text:p>16,55</text:p>
          </table:table-cell>
          <table:table-cell table:number-columns-repeated="2" office:value-type="string">
            <text:p>-</text:p>
          </table:table-cell>
          <table:table-cell table:style-name="ce1" office:value-type="float" office:value="12494">
            <text:p>12494</text:p>
          </table:table-cell>
          <table:table-cell table:style-name="ce1" office:value-type="float" office:value="12790">
            <text:p>12790</text:p>
          </table:table-cell>
          <table:table-cell office:value-type="float" office:value="13194">
            <text:p>13194</text:p>
          </table:table-cell>
          <table:table-cell office:value-type="float" office:value="13276">
            <text:p>13276</text:p>
          </table:table-cell>
          <table:table-cell table:style-name="ce1" office:value-type="float" office:value="13206">
            <text:p>13206</text:p>
          </table:table-cell>
          <table:table-cell table:style-name="ce1" office:value-type="float" office:value="11717">
            <text:p>11717</text:p>
          </table:table-cell>
          <table:table-cell office:value-type="float" office:value="100">
            <text:p>100</text:p>
          </table:table-cell>
          <table:table-cell office:value-type="string">
            <text:p>-</text:p>
          </table:table-cell>
          <table:table-cell table:number-columns-repeated="4" office:value-type="float" office:value="97">
            <text:p>97</text:p>
          </table:table-cell>
          <table:table-cell table:style-name="Default" office:value-type="float" office:value="97">
            <text:p>97</text:p>
          </table:table-cell>
          <table:table-cell table:style-name="Default" office:value-type="float" office:value="97">
            <text:p>97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5">
            <text:p>15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2">
          <table:table-cell office:value-type="string">
            <text:p>LV</text:p>
          </table:table-cell>
          <table:table-cell office:value-type="string">
            <text:p>Latvia</text:p>
          </table:table-cell>
          <table:table-cell table:style-name="ce1" office:value-type="float" office:value="13.22">
            <text:p>13,22</text:p>
          </table:table-cell>
          <table:table-cell table:style-name="ce1" office:value-type="float" office:value="13.12">
            <text:p>13,12</text:p>
          </table:table-cell>
          <table:table-cell table:style-name="ce1" office:value-type="float" office:value="12.65">
            <text:p>12,65</text:p>
          </table:table-cell>
          <table:table-cell table:style-name="ce1" office:value-type="float" office:value="11.23">
            <text:p>11,23</text:p>
          </table:table-cell>
          <table:table-cell table:style-name="ce1" office:value-type="float" office:value="22.79">
            <text:p>22,79</text:p>
          </table:table-cell>
          <table:table-cell table:style-name="ce1" office:value-type="float" office:value="22.58">
            <text:p>22,58</text:p>
          </table:table-cell>
          <table:table-cell table:style-name="ce1" office:value-type="string">
            <text:p>-</text:p>
          </table:table-cell>
          <table:table-cell table:number-columns-repeated="3" office:value-type="string">
            <text:p>-</text:p>
          </table:table-cell>
          <table:table-cell table:style-name="ce1" office:value-type="float" office:value="11905">
            <text:p>11905</text:p>
          </table:table-cell>
          <table:table-cell table:style-name="ce1" office:value-type="float" office:value="12285">
            <text:p>12285</text:p>
          </table:table-cell>
          <table:table-cell office:value-type="float" office:value="11767">
            <text:p>11767</text:p>
          </table:table-cell>
          <table:table-cell office:value-type="float" office:value="11354">
            <text:p>11354</text:p>
          </table:table-cell>
          <table:table-cell table:style-name="ce1" office:value-type="float" office:value="11013">
            <text:p>11013</text:p>
          </table:table-cell>
          <table:table-cell table:style-name="ce1" office:value-type="float" office:value="10991">
            <text:p>10991</text:p>
          </table:table-cell>
          <table:table-cell office:value-type="float" office:value="95">
            <text:p>95</text:p>
          </table:table-cell>
          <table:table-cell office:value-type="string">
            <text:p>-</text:p>
          </table:table-cell>
          <table:table-cell table:number-columns-repeated="3" office:value-type="float" office:value="89">
            <text:p>89</text:p>
          </table:table-cell>
          <table:table-cell office:value-type="float" office:value="88">
            <text:p>88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number-columns-repeated="2" office:value-type="string">
            <text:p>-</text:p>
          </table:table-cell>
        </table:table-row>
        <table:table-row table:style-name="ro2">
          <table:table-cell office:value-type="string">
            <text:p>MT</text:p>
          </table:table-cell>
          <table:table-cell office:value-type="string">
            <text:p>Malta</text:p>
          </table:table-cell>
          <table:table-cell table:style-name="ce1" office:value-type="float" office:value="17.34">
            <text:p>17,34</text:p>
          </table:table-cell>
          <table:table-cell table:style-name="ce1" office:value-type="float" office:value="17.15">
            <text:p>17,15</text:p>
          </table:table-cell>
          <table:table-cell table:style-name="ce1" office:value-type="float" office:value="16.28">
            <text:p>16,28</text:p>
          </table:table-cell>
          <table:table-cell table:style-name="ce1" office:value-type="float" office:value="13.5">
            <text:p>13,5</text:p>
          </table:table-cell>
          <table:table-cell table:style-name="ce1" office:value-type="float" office:value="24.94">
            <text:p>24,94</text:p>
          </table:table-cell>
          <table:table-cell table:style-name="ce1" office:value-type="float" office:value="23.95">
            <text:p>23,95</text:p>
          </table:table-cell>
          <table:table-cell table:style-name="ce1" office:value-type="string">
            <text:p>-</text:p>
          </table:table-cell>
          <table:table-cell table:number-columns-repeated="3" office:value-type="string">
            <text:p>-</text:p>
          </table:table-cell>
          <table:table-cell table:style-name="ce1" office:value-type="float" office:value="2952">
            <text:p>2952</text:p>
          </table:table-cell>
          <table:table-cell table:style-name="ce1" office:value-type="float" office:value="3006">
            <text:p>3006</text:p>
          </table:table-cell>
          <table:table-cell office:value-type="float" office:value="2935">
            <text:p>2935</text:p>
          </table:table-cell>
          <table:table-cell office:value-type="float" office:value="2902">
            <text:p>2902</text:p>
          </table:table-cell>
          <table:table-cell table:style-name="ce1" office:value-type="float" office:value="2878">
            <text:p>2878</text:p>
          </table:table-cell>
          <table:table-cell table:style-name="ce1" office:value-type="float" office:value="2912">
            <text:p>2912</text:p>
          </table:table-cell>
          <table:table-cell office:value-type="float" office:value="98">
            <text:p>98</text:p>
          </table:table-cell>
          <table:table-cell office:value-type="string">
            <text:p>-</text:p>
          </table:table-cell>
          <table:table-cell table:number-columns-repeated="3" office:value-type="float" office:value="93">
            <text:p>93</text:p>
          </table:table-cell>
          <table:table-cell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2">
            <text:p>12</text:p>
          </table:table-cell>
          <table:table-cell table:number-columns-repeated="2" office:value-type="string">
            <text:p>-</text:p>
          </table:table-cell>
        </table:table-row>
        <table:table-row table:style-name="ro2">
          <table:table-cell office:value-type="string">
            <text:p>NL</text:p>
          </table:table-cell>
          <table:table-cell office:value-type="string">
            <text:p>Netherlands</text:p>
          </table:table-cell>
          <table:table-cell table:style-name="ce1" office:value-type="float" office:value="3.8">
            <text:p>3,8</text:p>
          </table:table-cell>
          <table:table-cell table:style-name="ce1" office:value-type="float" office:value="3.78">
            <text:p>3,78</text:p>
          </table:table-cell>
          <table:table-cell table:style-name="ce1" office:value-type="float" office:value="3.68">
            <text:p>3,68</text:p>
          </table:table-cell>
          <table:table-cell table:style-name="ce1" office:value-type="float" office:value="3.38">
            <text:p>3,38</text:p>
          </table:table-cell>
          <table:table-cell table:style-name="ce1" office:value-type="float" office:value="15.16">
            <text:p>15,16</text:p>
          </table:table-cell>
          <table:table-cell table:style-name="ce1" office:value-type="float" office:value="20.54">
            <text:p>20,54</text:p>
          </table:table-cell>
          <table:table-cell table:style-name="ce1" office:value-type="float" office:value="8.44">
            <text:p>8,44</text:p>
          </table:table-cell>
          <table:table-cell office:value-type="float" office:value="8.6">
            <text:p>8,6</text:p>
          </table:table-cell>
          <table:table-cell table:number-columns-repeated="2" office:value-type="string">
            <text:p>-</text:p>
          </table:table-cell>
          <table:table-cell table:style-name="ce1" office:value-type="float" office:value="206911">
            <text:p>206911</text:p>
          </table:table-cell>
          <table:table-cell table:style-name="ce1" office:value-type="float" office:value="206913">
            <text:p>206913</text:p>
          </table:table-cell>
          <table:table-cell office:value-type="float" office:value="208680">
            <text:p>208680</text:p>
          </table:table-cell>
          <table:table-cell office:value-type="float" office:value="212357">
            <text:p>212357</text:p>
          </table:table-cell>
          <table:table-cell table:style-name="ce1" office:value-type="float" office:value="218207">
            <text:p>218207</text:p>
          </table:table-cell>
          <table:table-cell table:style-name="ce1" office:value-type="float" office:value="216847">
            <text:p>216847</text:p>
          </table:table-cell>
          <table:table-cell office:value-type="float" office:value="100">
            <text:p>100</text:p>
          </table:table-cell>
          <table:table-cell office:value-type="string">
            <text:p>-</text:p>
          </table:table-cell>
          <table:table-cell table:number-columns-repeated="4" office:value-type="float" office:value="100">
            <text:p>100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0">
            <text:p>10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2">
          <table:table-cell office:value-type="string">
            <text:p>PL</text:p>
          </table:table-cell>
          <table:table-cell office:value-type="string">
            <text:p>Poland</text:p>
          </table:table-cell>
          <table:table-cell table:style-name="ce1" office:value-type="float" office:value="13.22">
            <text:p>13,22</text:p>
          </table:table-cell>
          <table:table-cell table:style-name="ce1" office:value-type="float" office:value="13.12">
            <text:p>13,12</text:p>
          </table:table-cell>
          <table:table-cell table:style-name="ce1" office:value-type="float" office:value="3.68">
            <text:p>3,6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3" office:value-type="string">
            <text:p>-</text:p>
          </table:table-cell>
          <table:table-cell table:style-name="ce1" office:value-type="float" office:value="395558">
            <text:p>395558</text:p>
          </table:table-cell>
          <table:table-cell table:style-name="ce1" office:value-type="float" office:value="399877">
            <text:p>399877</text:p>
          </table:table-cell>
          <table:table-cell office:value-type="float" office:value="403008">
            <text:p>403008</text:p>
          </table:table-cell>
          <table:table-cell office:value-type="float" office:value="389963">
            <text:p>389963</text:p>
          </table:table-cell>
          <table:table-cell table:style-name="ce1" office:value-type="float" office:value="386660">
            <text:p>386660</text:p>
          </table:table-cell>
          <table:table-cell table:style-name="ce1" office:value-type="float" office:value="385709">
            <text:p>385709</text:p>
          </table:table-cell>
          <table:table-cell office:value-type="float" office:value="78">
            <text:p>78</text:p>
          </table:table-cell>
          <table:table-cell office:value-type="string">
            <text:p>-</text:p>
          </table:table-cell>
          <table:table-cell table:number-columns-repeated="3" office:value-type="float" office:value="17">
            <text:p>17</text:p>
          </table:table-cell>
          <table:table-cell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 table:number-columns-repeated="2" office:value-type="string">
            <text:p>-</text:p>
          </table:table-cell>
        </table:table-row>
        <table:table-row table:style-name="ro2">
          <table:table-cell office:value-type="string">
            <text:p>PT</text:p>
          </table:table-cell>
          <table:table-cell office:value-type="string">
            <text:p>Portugal</text:p>
          </table:table-cell>
          <table:table-cell table:style-name="ce1" office:value-type="float" office:value="23.62">
            <text:p>23,62</text:p>
          </table:table-cell>
          <table:table-cell table:style-name="ce1" office:value-type="float" office:value="23.52">
            <text:p>23,52</text:p>
          </table:table-cell>
          <table:table-cell table:style-name="ce1" office:value-type="float" office:value="23.14">
            <text:p>23,14</text:p>
          </table:table-cell>
          <table:table-cell table:style-name="ce1" office:value-type="float" office:value="22.48">
            <text:p>22,48</text:p>
          </table:table-cell>
          <table:table-cell table:style-name="ce1" office:value-type="float" office:value="34.26">
            <text:p>34,26</text:p>
          </table:table-cell>
          <table:table-cell table:style-name="ce1" office:value-type="float" office:value="34.16">
            <text:p>34,16</text:p>
          </table:table-cell>
          <table:table-cell table:style-name="ce1" office:value-type="float" office:value="22.37">
            <text:p>22,37</text:p>
          </table:table-cell>
          <table:table-cell office:value-type="float" office:value="22.38">
            <text:p>22,38</text:p>
          </table:table-cell>
          <table:table-cell table:number-columns-repeated="2" office:value-type="string">
            <text:p>-</text:p>
          </table:table-cell>
          <table:table-cell table:style-name="ce1" office:value-type="float" office:value="78381">
            <text:p>78381</text:p>
          </table:table-cell>
          <table:table-cell table:style-name="ce1" office:value-type="float" office:value="79872">
            <text:p>79872</text:p>
          </table:table-cell>
          <table:table-cell office:value-type="float" office:value="82129">
            <text:p>82129</text:p>
          </table:table-cell>
          <table:table-cell office:value-type="float" office:value="86622">
            <text:p>86622</text:p>
          </table:table-cell>
          <table:table-cell table:style-name="ce1" office:value-type="float" office:value="84660">
            <text:p>84660</text:p>
          </table:table-cell>
          <table:table-cell table:style-name="ce1" office:value-type="float" office:value="82281">
            <text:p>82281</text:p>
          </table:table-cell>
          <table:table-cell office:value-type="float" office:value="89">
            <text:p>89</text:p>
          </table:table-cell>
          <table:table-cell office:value-type="string">
            <text:p>-</text:p>
          </table:table-cell>
          <table:table-cell table:number-columns-repeated="3" office:value-type="float" office:value="88">
            <text:p>88</text:p>
          </table:table-cell>
          <table:table-cell office:value-type="float" office:value="82">
            <text:p>82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7">
            <text:p>17</text:p>
          </table:table-cell>
          <table:table-cell table:number-columns-repeated="2" office:value-type="float" office:value="17">
            <text:p>17</text:p>
          </table:table-cell>
        </table:table-row>
        <table:table-row table:style-name="ro1">
          <table:table-cell office:value-type="string">
            <text:p>RO</text:p>
          </table:table-cell>
          <table:table-cell office:value-type="string">
            <text:p>Rumania</text:p>
          </table:table-cell>
          <table:table-cell table:style-name="ce1" office:value-type="float" office:value="17.34">
            <text:p>17,34</text:p>
          </table:table-cell>
          <table:table-cell table:style-name="ce1" office:value-type="float" office:value="17.15">
            <text:p>17,15</text:p>
          </table:table-cell>
          <table:table-cell table:style-name="ce1" office:value-type="float" office:value="16.28">
            <text:p>16,28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number-columns-repeated="3" office:value-type="string">
            <text:p>-</text:p>
          </table:table-cell>
          <table:table-cell table:style-name="ce1" office:value-type="float" office:value="145916">
            <text:p>145916</text:p>
          </table:table-cell>
          <table:table-cell table:style-name="ce1" office:value-type="float" office:value="152644">
            <text:p>152644</text:p>
          </table:table-cell>
          <table:table-cell office:value-type="float" office:value="154178">
            <text:p>154178</text:p>
          </table:table-cell>
          <table:table-cell office:value-type="float" office:value="149525">
            <text:p>149525</text:p>
          </table:table-cell>
          <table:table-cell table:style-name="ce1" office:value-type="float" office:value="155490">
            <text:p>155490</text:p>
          </table:table-cell>
          <table:table-cell table:style-name="ce1" office:value-type="float" office:value="153740">
            <text:p>153740</text:p>
          </table:table-cell>
          <table:table-cell office:value-type="float" office:value="82">
            <text:p>82</text:p>
          </table:table-cell>
          <table:table-cell office:value-type="string">
            <text:p>-</text:p>
          </table:table-cell>
          <table:table-cell office:value-type="float" office:value="82">
            <text:p>82</text:p>
          </table:table-cell>
          <table:table-cell table:number-columns-repeated="3"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3">
            <text:p>13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  <table:table-cell table:number-columns-repeated="2" office:value-type="string">
            <text:p>-</text:p>
          </table:table-cell>
        </table:table-row>
        <table:table-row table:style-name="ro2">
          <table:table-cell office:value-type="string">
            <text:p>SE</text:p>
          </table:table-cell>
          <table:table-cell office:value-type="string">
            <text:p>Sweden</text:p>
          </table:table-cell>
          <table:table-cell table:style-name="ce1" office:value-type="float" office:value="18.26">
            <text:p>18,26</text:p>
          </table:table-cell>
          <table:table-cell table:style-name="ce1" office:value-type="float" office:value="17.99">
            <text:p>17,99</text:p>
          </table:table-cell>
          <table:table-cell table:style-name="ce1" office:value-type="float" office:value="16.98">
            <text:p>16,98</text:p>
          </table:table-cell>
          <table:table-cell table:style-name="ce1" office:value-type="float" office:value="14.91">
            <text:p>14,91</text:p>
          </table:table-cell>
          <table:table-cell table:style-name="ce1" office:value-type="float" office:value="26.47">
            <text:p>26,47</text:p>
          </table:table-cell>
          <table:table-cell table:style-name="ce1" office:value-type="float" office:value="26.27">
            <text:p>26,27</text:p>
          </table:table-cell>
          <table:table-cell table:style-name="ce1" office:value-type="float" office:value="14.1">
            <text:p>14,1</text:p>
          </table:table-cell>
          <table:table-cell office:value-type="float" office:value="14.27">
            <text:p>14,27</text:p>
          </table:table-cell>
          <table:table-cell table:number-columns-repeated="2" office:value-type="string">
            <text:p>-</text:p>
          </table:table-cell>
          <table:table-cell table:style-name="ce1" office:value-type="float" office:value="63963">
            <text:p>63963</text:p>
          </table:table-cell>
          <table:table-cell table:style-name="ce1" office:value-type="float" office:value="66163">
            <text:p>66163</text:p>
          </table:table-cell>
          <table:table-cell office:value-type="float" office:value="67268">
            <text:p>67268</text:p>
          </table:table-cell>
          <table:table-cell office:value-type="float" office:value="67711">
            <text:p>67711</text:p>
          </table:table-cell>
          <table:table-cell table:style-name="ce1" office:value-type="float" office:value="70441">
            <text:p>70441</text:p>
          </table:table-cell>
          <table:table-cell table:style-name="ce1" office:value-type="float" office:value="70880">
            <text:p>70880</text:p>
          </table:table-cell>
          <table:table-cell office:value-type="float" office:value="100">
            <text:p>100</text:p>
          </table:table-cell>
          <table:table-cell office:value-type="string">
            <text:p>-</text:p>
          </table:table-cell>
          <table:table-cell office:value-type="float" office:value="99">
            <text:p>99</text:p>
          </table:table-cell>
          <table:table-cell table:number-columns-repeated="3" office:value-type="float" office:value="92">
            <text:p>92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4">
            <text:p>14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office:value-type="string">
            <text:p>SI</text:p>
          </table:table-cell>
          <table:table-cell office:value-type="string">
            <text:p>Slowenia</text:p>
          </table:table-cell>
          <table:table-cell table:style-name="ce1" office:value-type="float" office:value="88.77">
            <text:p>88,77</text:p>
          </table:table-cell>
          <table:table-cell table:style-name="ce1" office:value-type="float" office:value="88.95">
            <text:p>88,95</text:p>
          </table:table-cell>
          <table:table-cell table:style-name="ce1" office:value-type="float" office:value="89.73">
            <text:p>89,73</text:p>
          </table:table-cell>
          <table:table-cell table:style-name="ce1" office:value-type="float" office:value="92.18">
            <text:p>92,18</text:p>
          </table:table-cell>
          <table:table-cell table:style-name="ce1" office:value-type="float" office:value="104.48">
            <text:p>104,48</text:p>
          </table:table-cell>
          <table:table-cell table:style-name="ce1" office:value-type="float" office:value="104.65">
            <text:p>104,65</text:p>
          </table:table-cell>
          <table:table-cell table:style-name="ce1" office:value-type="string">
            <text:p>-</text:p>
          </table:table-cell>
          <table:table-cell table:number-columns-repeated="3" office:value-type="string">
            <text:p>-</text:p>
          </table:table-cell>
          <table:table-cell table:style-name="ce1" office:value-type="float" office:value="21285">
            <text:p>21285</text:p>
          </table:table-cell>
          <table:table-cell table:style-name="ce1" office:value-type="float" office:value="20571">
            <text:p>20571</text:p>
          </table:table-cell>
          <table:table-cell office:value-type="float" office:value="20445">
            <text:p>20445</text:p>
          </table:table-cell>
          <table:table-cell office:value-type="float" office:value="20217">
            <text:p>20217</text:p>
          </table:table-cell>
          <table:table-cell table:style-name="ce1" office:value-type="float" office:value="19900">
            <text:p>19900</text:p>
          </table:table-cell>
          <table:table-cell table:style-name="ce1" office:value-type="float" office:value="19634">
            <text:p>19634</text:p>
          </table:table-cell>
          <table:table-cell office:value-type="float" office:value="74">
            <text:p>74</text:p>
          </table:table-cell>
          <table:table-cell office:value-type="string">
            <text:p>-</text:p>
          </table:table-cell>
          <table:table-cell table:number-columns-repeated="3" office:value-type="float" office:value="73">
            <text:p>73</text:p>
          </table:table-cell>
          <table:table-cell office:value-type="float" office:value="72">
            <text:p>72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1">
            <text:p>31</text:p>
          </table:table-cell>
          <table:table-cell table:number-columns-repeated="2" office:value-type="string">
            <text:p>-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Slovakia</text:p>
          </table:table-cell>
          <table:table-cell table:style-name="ce1" office:value-type="float" office:value="15.56">
            <text:p>15,56</text:p>
          </table:table-cell>
          <table:table-cell table:style-name="ce1" office:value-type="float" office:value="15.41">
            <text:p>15,41</text:p>
          </table:table-cell>
          <table:table-cell table:style-name="ce1" office:value-type="float" office:value="14.78">
            <text:p>14,78</text:p>
          </table:table-cell>
          <table:table-cell table:style-name="ce1" office:value-type="float" office:value="12.79">
            <text:p>12,79</text:p>
          </table:table-cell>
          <table:table-cell table:style-name="ce1" office:value-type="float" office:value="24.23">
            <text:p>24,23</text:p>
          </table:table-cell>
          <table:table-cell table:style-name="ce1" office:value-type="float" office:value="24.39">
            <text:p>24,39</text:p>
          </table:table-cell>
          <table:table-cell table:style-name="ce1" office:value-type="float" office:value="11.64">
            <text:p>11,64</text:p>
          </table:table-cell>
          <table:table-cell office:value-type="float" office:value="12.08">
            <text:p>12,08</text:p>
          </table:table-cell>
          <table:table-cell table:number-columns-repeated="2" office:value-type="string">
            <text:p>-</text:p>
          </table:table-cell>
          <table:table-cell table:style-name="ce1" office:value-type="float" office:value="48831">
            <text:p>48831</text:p>
          </table:table-cell>
          <table:table-cell table:style-name="ce1" office:value-type="float" office:value="47742">
            <text:p>47742</text:p>
          </table:table-cell>
          <table:table-cell office:value-type="float" office:value="49842">
            <text:p>49842</text:p>
          </table:table-cell>
          <table:table-cell office:value-type="float" office:value="50077">
            <text:p>50077</text:p>
          </table:table-cell>
          <table:table-cell table:style-name="ce1" office:value-type="float" office:value="50759">
            <text:p>50759</text:p>
          </table:table-cell>
          <table:table-cell table:style-name="ce1" office:value-type="float" office:value="51006">
            <text:p>51006</text:p>
          </table:table-cell>
          <table:table-cell office:value-type="float" office:value="74">
            <text:p>74</text:p>
          </table:table-cell>
          <table:table-cell office:value-type="string">
            <text:p>-</text:p>
          </table:table-cell>
          <table:table-cell table:number-columns-repeated="3" office:value-type="float" office:value="72">
            <text:p>72</text:p>
          </table:table-cell>
          <table:table-cell office:value-type="float" office:value="65">
            <text:p>65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2">
            <text:p>12</text:p>
          </table:table-cell>
          <table:table-cell office:value-type="string">
            <text:p>-</text:p>
          </table:table-cell>
          <table:table-cell table:style-name="ce2" office:value-type="string">
            <text:p>-</text:p>
          </table:table-cell>
        </table:table-row>
        <table:table-row table:style-name="ro2">
          <table:table-cell office:value-type="string">
            <text:p>UK</text:p>
          </table:table-cell>
          <table:table-cell office:value-type="string">
            <text:p>United Kingdom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.83">
            <text:p>11,83</text:p>
          </table:table-cell>
          <table:table-cell table:style-name="ce1" office:value-type="float" office:value="11.76">
            <text:p>11,76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style-name="ce1" office:value-type="float" office:value="628206">
            <text:p>628206</text:p>
          </table:table-cell>
          <table:table-cell table:style-name="ce1" office:value-type="float" office:value="640020">
            <text:p>640020</text:p>
          </table:table-cell>
          <table:table-cell office:value-type="float" office:value="649609">
            <text:p>649609</text:p>
          </table:table-cell>
          <table:table-cell office:value-type="float" office:value="654728">
            <text:p>654728</text:p>
          </table:table-cell>
          <table:table-cell table:style-name="ce1" office:value-type="float" office:value="658704">
            <text:p>658704</text:p>
          </table:table-cell>
          <table:table-cell table:style-name="ce1" office:value-type="float" office:value="660505">
            <text:p>660505</text:p>
          </table:table-cell>
          <table:table-cell office:value-type="float" office:value="100">
            <text:p>100</text:p>
          </table:table-cell>
          <table:table-cell office:value-type="string">
            <text:p>-</text:p>
          </table:table-cell>
          <table:table-cell office:value-type="float" office:value="100">
            <text:p>100</text:p>
          </table:table-cell>
          <table:table-cell table:number-columns-repeated="3" office:value-type="float" office:value="93">
            <text:p>93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 table:number-columns-repeated="2" office:value-type="float" office:value="7">
            <text:p>7</text:p>
          </table:table-cell>
        </table:table-row>
        <table:table-row table:style-name="ro2" table:number-rows-repeated="2"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scaled: |X – Mittelwert|^1.5</text:p>
          </table:table-cell>
          <table:table-cell table:number-columns-repeated="31"/>
        </table:table-row>
        <table:table-row table:style-name="ro2">
          <table:table-cell table:number-columns-repeated="2"/>
          <table:table-cell office:value-type="string">
            <text:p>+ geringster negativbetrag</text:p>
          </table:table-cell>
          <table:table-cell table:number-columns-repeated="31"/>
        </table:table-row>
        <table:table-row table:style-name="ro2" table:number-rows-repeated="65503">
          <table:table-cell table:number-columns-repeated="34"/>
        </table:table-row>
        <table:table-row table:style-name="ro2">
          <table:table-cell table:number-columns-repeated="3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6">16.04.2011</text:date>, <text:time>17:40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4-16T17:40:57</dc:date>
    <dc:creator>Bastian Greshake</dc:creator>
    <meta:generator>OpenOffice.org/3.1$Unix OpenOffice.org_project/310m11$Build-9399</meta:generator>
    <meta:editing-duration>PT23H10M35S</meta:editing-duration>
    <meta:editing-cycles>23</meta:editing-cycles>
    <meta:document-statistic meta:table-count="1" meta:cell-count="954" meta:object-count="0"/>
  </office:meta>
</office:document-meta>
</file>